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extos">
      <style:text-properties officeooo:rsid="001c7a6b" officeooo:paragraph-rsid="001c7a6b"/>
    </style:style>
    <style:style style:name="P5" style:family="paragraph" style:parent-style-name="Textos">
      <style:text-properties officeooo:rsid="0016b2d2" officeooo:paragraph-rsid="0016b2d2"/>
    </style:style>
    <style:style style:name="P6" style:family="paragraph" style:parent-style-name="TituloDemostrativo" style:master-page-name="PortadaDemostrativos">
      <style:paragraph-properties style:page-number="auto"/>
      <style:text-properties officeooo:rsid="00115d88" officeooo:paragraph-rsid="00115d88"/>
    </style:style>
    <style:style style:name="P7" style:family="paragraph" style:parent-style-name="Nivel1" style:master-page-name="Pagina">
      <style:paragraph-properties style:page-number="auto"/>
    </style:style>
    <style:style style:name="P8" style:family="paragraph" style:parent-style-name="TablaContenidosDemostrativo" style:master-page-name="Pagina">
      <style:paragraph-properties style:page-number="auto"/>
    </style:style>
    <style:style style:name="P9" style:family="paragraph" style:parent-style-name="Textos" style:master-page-name="Pagina">
      <style:paragraph-properties style:page-number="auto"/>
    </style:style>
    <style:style style:name="P10" style:family="paragraph" style:parent-style-name="Textos">
      <style:text-properties officeooo:rsid="001f4f68" officeooo:paragraph-rsid="001f4f68"/>
    </style:style>
    <style:style style:name="P11" style:family="paragraph" style:parent-style-name="Textos">
      <style:text-properties officeooo:rsid="00203ffb" officeooo:paragraph-rsid="00203ffb"/>
    </style:style>
    <style:style style:name="P12" style:family="paragraph" style:parent-style-name="CuerpoTabla">
      <style:text-properties officeooo:rsid="001f4f68" officeooo:paragraph-rsid="001f4f68"/>
    </style:style>
    <style:style style:name="P13" style:family="paragraph" style:parent-style-name="Tabla_20_contenidos_20_nivel1">
      <style:paragraph-properties>
        <style:tab-stops>
          <style:tab-stop style:position="17cm" style:type="right" style:leader-style="dotted" style:leader-text="."/>
        </style:tab-stops>
      </style:paragraph-properties>
    </style:style>
    <style:style style:name="P14"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1f4f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0.<text:span text:style-name="T3">18</text:span></text:p>
      <text:p text:style-name="Standard"/>
      <text:p text:style-name="SubtituloPortadaYDemostrativos">Tipo de documento: Acta</text:p>
      <text:p text:style-name="SubtituloPortadaYDemostrativos"><text:span text:style-name="T3">26/03</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18</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4">26</text:span>/<text:span text:style-name="T1">03</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3">26</text:span>/<text:span text:style-name="T1">03</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4">26</text:span>/<text:span text:style-name="T1">03</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Tabla de contenido</text:p>
          </text:index-title>
          <text:p text:style-name="P13"><text:a xlink:type="simple" xlink:href="#__RefHeading__1803_1352885363" text:style-name="Index_20_Link" text:visited-style-name="Index_20_Link">Datos de la reunión:<text:tab/>4</text:a></text:p>
          <text:p text:style-name="P14"><text:a xlink:type="simple" xlink:href="#__RefHeading__744_302876939" text:style-name="Index_20_Link" text:visited-style-name="Index_20_Link">Tabla 01. Datos de la reunión, 2014<text:tab/>4</text:a></text:p>
          <text:p text:style-name="P13"><text:a xlink:type="simple" xlink:href="#__RefHeading__746_302876939" text:style-name="Index_20_Link" text:visited-style-name="Index_20_Link">Puntos del orden del día:<text:tab/>4</text:a></text:p>
          <text:p text:style-name="P13"><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7"><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4">26</text:span>/<text:span text:style-name="T1">03</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text:span text:style-name="T4">3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ext:p text:style-name="P12">Raul Piñeiro</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5">Primer punto del día <text:span text:style-name="T4">es lo de acabar el experimento del límite máximo que puede soportar una fuente de alimentación ,luego documentarlo y subir un post de ello al Blog.</text:span></text:p>
      <text:p text:style-name="P10">Luego al acabar lo anterior prepara todos los appliance.</text:p>
      <text:p text:style-name="P10">Referente a la instalación del appliance se tomó una decisión de montar una base de instalación y configuración junto a sus manuales y documentación.</text:p>
      <text:p text:style-name="P10">Otra nueva tarea va ser la de ir preparando el experimento de inmersión en aceite(con parafina) .Para Raúl la tarea de buscar un termómetro para sumergirlo en la parafina y poder calcular su temperatura.</text:p>
      <text:p text:style-name="P10">Referente al experimento de la inmersión en aceite,primero probar con un pc para ver que resultados va dando y luego incrementar en uno mas y volver sacar los resultados para comparar y estimar.</text:p>
      <text:p text:style-name="P11"><text:soft-page-break/>Otra prueba va ser la de probar con una X cantidad de parafina y ver que temperaturas obtenemos y luego incrementarla o doblarla para volver hacer otras pruebas y sacar unas conclusiones y comparativas.</text:p>
      <text:p text:style-name="P11">Una vez acabado este último experimento , lo siguiente que tocaría es lo de medir la potencia de disipación si al anterior le incorporamos una serpentina que lleve por dentro un liquido refrigerante para disipar el calor del aceite.</text:p>
      <text:p text:style-name="P11">Hay que traer un plástico para cubrir el puesto en el que vamos a realizar los experimentos con aceite y una palangana también .</text:p>
      <text:p text:style-name="P11">Sumarizar todos los Pcs empaquetados .</text:p>
      <text:p text:style-name="P11">Una futura reparación del parseado v3 para Manuel del bug de ejecutar el script simultáneamente por dos usuarios .</text:p>
      <text:p text:style-name="P11">A ser posible todas las tareas que se acaben hay que notificarlas por correo.</text:p>
      <text:p text:style-name="P11">Luego sacar comparativas y conclusiones de los resultados de los experimentos de temperaturas hechos anteriormente.</text:p>
      <text:p text:style-name="P11">Javier comentó que fuésemos pensando que días vamos coger las vacaciones cada uno.</text:p>
      <text:p text:style-name="P11">Posibilidad de comprar conectores ATX machos y hembras .</text:p>
      <text:p text:style-name="P4"/>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4"><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3-26T17:07:09.781021321</dc:date>
    <dc:creator>Manuel </dc:creator>
    <meta:document-statistic meta:table-count="5" meta:image-count="3" meta:object-count="0" meta:page-count="6" meta:paragraph-count="77" meta:word-count="466" meta:character-count="2842" meta:non-whitespace-character-count="2412"/>
  </office:meta>
</office:document-meta>
</file>